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64806" officeooo:paragraph-rsid="00264806"/>
    </style:style>
    <style:style style:name="P2" style:family="paragraph" style:parent-style-name="Text_20_body">
      <style:text-properties officeooo:rsid="00264806" officeooo:paragraph-rsid="00274cbe"/>
    </style:style>
    <style:style style:name="P3" style:family="paragraph" style:parent-style-name="Text_20_body">
      <style:text-properties officeooo:rsid="00264806" officeooo:paragraph-rsid="00280e67"/>
    </style:style>
    <style:style style:name="P4" style:family="paragraph" style:parent-style-name="Text_20_body">
      <style:text-properties officeooo:rsid="00210921" officeooo:paragraph-rsid="00210921"/>
    </style:style>
    <style:style style:name="P5" style:family="paragraph" style:parent-style-name="Text_20_body">
      <style:text-properties officeooo:rsid="00210921" officeooo:paragraph-rsid="003110c8"/>
    </style:style>
    <style:style style:name="P6" style:family="paragraph" style:parent-style-name="Text_20_body">
      <style:text-properties officeooo:rsid="0022a73d" officeooo:paragraph-rsid="0022a73d"/>
    </style:style>
    <style:style style:name="P7" style:family="paragraph" style:parent-style-name="Text_20_body">
      <style:text-properties officeooo:rsid="0024846b" officeooo:paragraph-rsid="0024846b"/>
    </style:style>
    <style:style style:name="P8" style:family="paragraph" style:parent-style-name="Text_20_body">
      <style:text-properties officeooo:rsid="00274cbe" officeooo:paragraph-rsid="00274cbe"/>
    </style:style>
    <style:style style:name="P9" style:family="paragraph" style:parent-style-name="Text_20_body">
      <style:text-properties officeooo:rsid="0029ceff" officeooo:paragraph-rsid="0029ceff"/>
    </style:style>
    <style:style style:name="P10" style:family="paragraph" style:parent-style-name="Text_20_body">
      <style:text-properties fo:font-style="normal" officeooo:rsid="0024846b" officeooo:paragraph-rsid="0024846b" style:font-style-asian="normal" style:font-style-complex="normal"/>
    </style:style>
    <style:style style:name="P11" style:family="paragraph" style:parent-style-name="Text_20_body">
      <style:text-properties fo:font-style="normal" officeooo:rsid="002b9b6e" officeooo:paragraph-rsid="002b9b6e" style:font-style-asian="normal" style:font-style-complex="normal"/>
    </style:style>
    <style:style style:name="P12" style:family="paragraph" style:parent-style-name="Text_20_body">
      <style:text-properties fo:font-style="normal" officeooo:rsid="0030024f" officeooo:paragraph-rsid="0030024f" style:font-style-asian="normal" style:font-style-complex="normal"/>
    </style:style>
    <style:style style:name="P13" style:family="paragraph" style:parent-style-name="Text_20_body">
      <style:text-properties fo:font-style="normal" officeooo:rsid="003480bd" officeooo:paragraph-rsid="003480bd" style:font-style-asian="normal" style:font-style-complex="normal"/>
    </style:style>
    <style:style style:name="P14" style:family="paragraph" style:parent-style-name="Text_20_body">
      <style:text-properties fo:font-style="normal" officeooo:rsid="0034333c" officeooo:paragraph-rsid="0034333c" style:font-style-asian="normal" style:font-style-complex="normal"/>
    </style:style>
    <style:style style:name="P15" style:family="paragraph" style:parent-style-name="Text_20_body">
      <style:text-properties fo:font-style="italic" officeooo:rsid="00264806" officeooo:paragraph-rsid="002b9b6e" style:font-style-asian="italic" style:font-style-complex="italic"/>
    </style:style>
    <style:style style:name="P16" style:family="paragraph" style:parent-style-name="Text_20_body">
      <style:text-properties fo:font-style="italic" officeooo:rsid="002c39f2" officeooo:paragraph-rsid="0030024f" style:font-style-asian="italic" style:font-style-complex="italic"/>
    </style:style>
    <style:style style:name="P17" style:family="paragraph" style:parent-style-name="Text_20_body">
      <style:text-properties officeooo:rsid="002c39f2" officeooo:paragraph-rsid="002c39f2"/>
    </style:style>
    <style:style style:name="P18" style:family="paragraph" style:parent-style-name="Text_20_body">
      <style:text-properties officeooo:rsid="002c39f2" officeooo:paragraph-rsid="0030024f"/>
    </style:style>
    <style:style style:name="P19" style:family="paragraph" style:parent-style-name="Text_20_body">
      <style:text-properties officeooo:rsid="003110c8" officeooo:paragraph-rsid="003110c8"/>
    </style:style>
    <style:style style:name="P20" style:family="paragraph" style:parent-style-name="Text_20_body">
      <style:text-properties officeooo:rsid="0032dfae" officeooo:paragraph-rsid="0032dfae"/>
    </style:style>
    <style:style style:name="P21" style:family="paragraph" style:parent-style-name="Text_20_body">
      <style:text-properties officeooo:rsid="00356b09" officeooo:paragraph-rsid="00356b09"/>
    </style:style>
    <style:style style:name="P22" style:family="paragraph" style:parent-style-name="Heading_20_1">
      <style:text-properties officeooo:rsid="0030024f" officeooo:paragraph-rsid="0030024f"/>
    </style:style>
    <style:style style:name="P23" style:family="paragraph" style:parent-style-name="Heading_20_1">
      <style:text-properties officeooo:rsid="00264806" officeooo:paragraph-rsid="00264806"/>
    </style:style>
    <style:style style:name="P24" style:family="paragraph" style:parent-style-name="Heading_20_1">
      <style:text-properties officeooo:rsid="0032dfae" officeooo:paragraph-rsid="0032dfae"/>
    </style:style>
    <style:style style:name="P25" style:family="paragraph" style:parent-style-name="Heading_20_1">
      <style:text-properties officeooo:paragraph-rsid="0036a6dc"/>
    </style:style>
    <style:style style:name="P26" style:family="paragraph" style:parent-style-name="Text_20_body" style:list-style-name="List_20_1">
      <style:text-properties fo:font-style="normal" officeooo:rsid="0022a73d" officeooo:paragraph-rsid="0022a73d" style:font-style-asian="normal" style:font-style-complex="normal"/>
    </style:style>
    <style:style style:name="P27" style:family="paragraph" style:parent-style-name="Text_20_body" style:list-style-name="List_20_1">
      <style:text-properties fo:font-style="normal" fo:font-weight="normal" officeooo:rsid="0024846b" officeooo:paragraph-rsid="0024846b" style:font-style-asian="normal" style:font-weight-asian="normal" style:font-style-complex="normal" style:font-weight-complex="normal"/>
    </style:style>
    <style:style style:name="P28" style:family="paragraph" style:parent-style-name="Text_20_body" style:list-style-name="List_20_1">
      <style:text-properties officeooo:rsid="0022a73d" officeooo:paragraph-rsid="0024846b"/>
    </style:style>
    <style:style style:name="P29" style:family="paragraph" style:parent-style-name="Text_20_body" style:list-style-name="List_20_1">
      <style:text-properties officeooo:rsid="00320c8a" officeooo:paragraph-rsid="00320c8a"/>
    </style:style>
    <style:style style:name="P30" style:family="paragraph" style:parent-style-name="Text_20_body">
      <style:text-properties officeooo:paragraph-rsid="0036a6dc"/>
    </style:style>
    <style:style style:name="T1" style:family="text">
      <style:text-properties officeooo:rsid="0020b406"/>
    </style:style>
    <style:style style:name="T2" style:family="text">
      <style:text-properties fo:font-style="italic" style:font-style-asian="italic" style:font-style-complex="italic"/>
    </style:style>
    <style:style style:name="T3" style:family="text">
      <style:text-properties fo:font-style="italic" officeooo:rsid="0024846b" style:font-style-asian="italic" style:font-style-complex="italic"/>
    </style:style>
    <style:style style:name="T4" style:family="text">
      <style:text-properties fo:font-style="italic" officeooo:rsid="00274cbe" style:font-style-asian="italic" style:font-style-complex="italic"/>
    </style:style>
    <style:style style:name="T5" style:family="text">
      <style:text-properties fo:font-style="italic" officeooo:rsid="00280e67" style:font-style-asian="italic" style:font-style-complex="italic"/>
    </style:style>
    <style:style style:name="T6" style:family="text">
      <style:text-properties fo:font-style="italic" officeooo:rsid="003110c8" style:font-style-asian="italic" style:font-style-complex="italic"/>
    </style:style>
    <style:style style:name="T7" style:family="text">
      <style:text-properties fo:font-style="italic" officeooo:rsid="0034333c" style:font-style-asian="italic" style:font-style-complex="italic"/>
    </style:style>
    <style:style style:name="T8" style:family="text">
      <style:text-properties fo:font-style="italic" officeooo:rsid="003480bd"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4846b" style:font-style-asian="normal" style:font-style-complex="normal"/>
    </style:style>
    <style:style style:name="T12" style:family="text">
      <style:text-properties fo:font-style="normal" officeooo:rsid="002c0950" style:font-style-asian="normal" style:font-style-complex="normal"/>
    </style:style>
    <style:style style:name="T13" style:family="text">
      <style:text-properties fo:font-style="normal" officeooo:rsid="002c39f2" style:font-style-asian="normal" style:font-style-complex="normal"/>
    </style:style>
    <style:style style:name="T14" style:family="text">
      <style:text-properties fo:font-style="normal" officeooo:rsid="002e1024" style:font-style-asian="normal" style:font-style-complex="normal"/>
    </style:style>
    <style:style style:name="T15" style:family="text">
      <style:text-properties fo:font-style="normal" officeooo:rsid="0030024f" style:font-style-asian="normal" style:font-style-complex="normal"/>
    </style:style>
    <style:style style:name="T16" style:family="text">
      <style:text-properties fo:font-style="normal" officeooo:rsid="003110c8" style:font-style-asian="normal" style:font-style-complex="normal"/>
    </style:style>
    <style:style style:name="T17" style:family="text">
      <style:text-properties fo:font-style="normal" officeooo:rsid="0034333c"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weight="bold" style:font-weight-asian="bold" style:font-weight-complex="bold"/>
    </style:style>
    <style:style style:name="T20" style:family="text">
      <style:text-properties officeooo:rsid="00264806"/>
    </style:style>
    <style:style style:name="T21" style:family="text">
      <style:text-properties officeooo:rsid="002c0950"/>
    </style:style>
    <style:style style:name="T22" style:family="text">
      <style:text-properties officeooo:rsid="003110c8"/>
    </style:style>
    <style:style style:name="T23" style:family="text">
      <style:text-properties officeooo:rsid="0032dfae"/>
    </style:style>
    <style:style style:name="T24" style:family="text">
      <style:text-properties officeooo:rsid="0034333c"/>
    </style:style>
    <style:style style:name="T25" style:family="text">
      <style:text-properties officeooo:rsid="003480bd"/>
    </style:style>
    <style:style style:name="T26" style:family="text">
      <style:text-properties officeooo:rsid="00356b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efinger – <text:span text:style-name="T1">Manual</text:span></text:p>
      <text:p text:style-name="Text_20_body"/>
      <text:p text:style-name="Text_20_body">Cuefinger 1 gives you the possibility to remote control Universal Audio's Console Application via Network (TCP). </text:p>
      <text:p text:style-name="Text_20_body">In a recording studio this gives the studio musician the possibility to access the cue mix via a linux or windows tablet. Multiple connections from different d<text:span text:style-name="T21">e</text:span>vices at the same time are possible. E.g using an UA Apollo interface with 4 cue busses together with 4 tablet-pcs makes it possible for 4 musicians to each control their individual cue mix.</text:p>
      <text:p text:style-name="Text_20_body"/>
      <text:h text:style-name="Heading_20_1" text:outline-level="1">Installation</text:h>
      <text:h text:style-name="P25" text:outline-level="1">Android</text:h>
      <text:p text:style-name="P30">Sideload APK</text:p>
      <text:p text:style-name="P30">You can download the apk-file here: https://github.com/franqulator/cuefinger/tree/main/build/android</text:p>
      <text:h text:style-name="Heading_20_2" text:outline-level="2">Linux</text:h>
      <text:p text:style-name="P19">You can install it from the snap-store</text:p>
      <text:p text:style-name="P19">&gt; sudo snap install cuefinger</text:p>
      <text:p text:style-name="P19">or download it from github and use a binary version or compile it yourself:</text:p>
      <text:p text:style-name="P19"><text:a xlink:type="simple" xlink:href="https://github.com/franqulator/cuefinger" text:style-name="Internet_20_link" text:visited-style-name="Visited_20_Internet_20_Link">https://github.com/franqulator/cuefinger</text:a></text:p>
      <text:p text:style-name="P5">Extract the archive and run the executable <text:span text:style-name="T22">from the folder </text:span><text:span text:style-name="T6">ubuntu_x64.</text:span><text:span text:style-name="T22"> If you are on</text:span><text:span text:style-name="T16"> Linux 32Bit you can try the one in the folder </text:span><text:span text:style-name="T6">mint_x86</text:span>. <text:span text:style-name="T22">But depending on the Linux distribution you use it could be that you have to compile it yourself.</text:span></text:p>
      <text:h text:style-name="Heading_20_2" text:outline-level="2">Windows 10/11</text:h>
      <text:p text:style-name="P19">Download it from github and use a binary version or compile it yourself:</text:p>
      <text:p text:style-name="P19"><text:a xlink:type="simple" xlink:href="https://github.com/franqulator/cuefinger" text:style-name="Internet_20_link" text:visited-style-name="Visited_20_Internet_20_Link">https://github.com/franqulator/cuefinger</text:a></text:p>
      <text:p text:style-name="P4">Extract the archive and run the executable <text:span text:style-name="T22">from the folder </text:span><text:span text:style-name="T6">win_x64</text:span><text:span text:style-name="T22"> if you are on Windows 64Bit otherwise </text:span><text:span text:style-name="T6">win_x86</text:span>.</text:p>
      <text:h text:style-name="Heading_20_1" text:outline-level="1">Uninstal<text:span text:style-name="T20">l</text:span></text:h>
      <text:p text:style-name="P17">Linux: If you installed it from the snap-store, uninstall with snap-store:<text:line-break/><text:tab/>&gt; <text:span text:style-name="T10">sudo snap remove cuefinger<text:line-break/></text:span><text:soft-page-break/><text:span text:style-name="T10"><text:tab/>otherwise just delete the application folder and the folder with the settings and log in the <text:tab/>user folder</text:span></text:p>
      <text:p text:style-name="P17">Windows: <text:span text:style-name="T10">just delete the application folder and the folder with the settings and log in the user folder</text:span></text:p>
      <text:h text:style-name="P22" text:outline-level="1">Folder with Settings and Logfile</text:h>
      <text:p text:style-name="P18"><text:span text:style-name="T10">You should be able to find the</text:span><text:span text:style-name="T15">m </text:span><text:span text:style-name="T14">here:</text:span></text:p>
      <text:p text:style-name="P16">Windows: USER\AppData\Roaming\franqulator\</text:p>
      <text:p text:style-name="P16">Linux: USER/.local/share/franqulator/cuefinger/ <text:span text:style-name="T10">or</text:span><text:line-break/><text:tab/>USER/snap/cuefinger/current/.local/share/franqulator/cuefinger/</text:p>
      <text:p text:style-name="P12">But it depends on your OS/disctribution/configuration.</text:p>
      <text:h text:style-name="Heading_20_1" text:outline-level="1">Start</text:h>
      <text:p text:style-name="P4">If you start Cuefinger for the first time it will run with default settings. At closing, the file called <text:span text:style-name="T2">settings.json</text:span><text:span text:style-name="T10"> in the </text:span><text:span text:style-name="T13">user </text:span><text:span text:style-name="T10">folder will be created. You can edit the setting</text:span><text:span text:style-name="T12">s</text:span><text:span text:style-name="T10"> which will be used the next time you </text:span><text:span text:style-name="T12">run</text:span><text:span text:style-name="T10"> </text:span><text:span text:style-name="T12">Cuefinger</text:span><text:span text:style-name="T10">.</text:span></text:p>
      <text:p text:style-name="P10">At default, Cuefinger scans your network for UA Consoles to connect to. It automatically connects to the first one that it can find. If there are more than one, they are added to the connection button list on the right top.</text:p>
      <text:p text:style-name="P7"><text:span text:style-name="T10">Some firewalls can be irrita</text:span><text:span text:style-name="T12">t</text:span><text:span text:style-name="T10">ed by the network scan. You can turn it of by adding the IP or hostname of the computer running the UA Console to the serverlist in the </text:span><text:span text:style-name="T2">settings.json.</text:span></text:p>
      <text:h text:style-name="Heading_20_1" text:outline-level="1" text:is-list-header="true">Settings</text:h>
      <text:p text:style-name="P21">Settings can now be adjusted by the settings dialog.</text:p>
      <text:p text:style-name="P21">(You can still edit the settings.json if you wan to:</text:p>
      <text:p text:style-name="P6"><text:span text:style-name="T21">The f</text:span>ollowing settings will be <text:span text:style-name="T19">saved at closing</text:span> (if lock_settings is false):</text:p>
      <text:list xml:id="list3933964753" text:style-name="List_20_1">
        <text:list-item>
          <text:p text:style-name="P26"><text:span text:style-name="T21">w</text:span>indowsize/-state</text:p>
        </text:list-item>
        <text:list-item>
          <text:p text:style-name="P26">channel-width</text:p>
        </text:list-item>
      </text:list>
      <text:p text:style-name="P6"><text:span text:style-name="T12">The f</text:span><text:span text:style-name="T10">ollowing settings </text:span><text:span text:style-name="T18">can be edited</text:span><text:span text:style-name="T10">:</text:span></text:p>
      <text:list xml:id="list175625840296667" text:continue-numbering="true" text:style-name="List_20_1">
        <text:list-item>
          <text:p text:style-name="P28"><text:span text:style-name="T2">lock_settings:</text:span><text:span text:style-name="T10"> </text:span><text:span text:style-name="T3">true</text:span><text:span text:style-name="T11"> or </text:span><text:span text:style-name="T3">false</text:span><text:span text:style-name="T11"><text:line-break/></text:span><text:span text:style-name="T2">settings.json</text:span><text:span text:style-name="T10"> will not be updated at closing</text:span></text:p>
        </text:list-item>
        <text:list-item>
          <text:p text:style-name="P28"><text:span text:style-name="T2">lock_to_mix</text:span><text:span text:style-name="T10">: e.g. </text:span><text:span text:style-name="T2">CUE 1, HP, AUX 1, MIX, ..); casesensitiv!</text:span><text:span text:style-name="T10"><text:line-break/>allow the user to access </text:span><text:span text:style-name="T11">only </text:span><text:span text:style-name="T10">one mix</text:span></text:p>
        </text:list-item>
        <text:list-item>
          <text:p text:style-name="P29"><text:span text:style-name="T9">reconnect_time</text:span><text:span text:style-name="T10">: time in ms after Cuefinger tries to reconnect to the server after the connection was lost. If set to 0 than Cuefinger will not try to reconnect. (Default is 10000)</text:span></text:p>
        </text:list-item>
        <text:list-item>
          <text:p text:style-name="P27"><text:span text:style-name="T2">extended_logging</text:span>: log all outgoing and incoming messages, can help to find errors but should be <text:span text:style-name="T2">false </text:span>since it slows down performance</text:p>
        </text:list-item>
        <text:list-item>
          <text:p text:style-name="P27"><text:soft-page-break/><text:span text:style-name="T2">serverlist</text:span>: e.g. <text:span text:style-name="T2">192.168.178.2</text:span> or <text:span text:style-name="T2">MyStudioPC …<text:line-break/></text:span>add up to 3 ips/hostnames of computers in your network that run UA Console<text:line-break/>if all server-strings are empty, Cuefinger does a network scan at startup<text:span text:style-name="T26">)</text:span></text:p>
        </text:list-item>
      </text:list>
      <text:h text:style-name="P23" text:outline-level="1">No Servers found/ connection issues</text:h>
      <text:p text:style-name="P1">The tablet/pc running cuefinger has to be in the same network as the computer running UA Console.</text:p>
      <text:p text:style-name="P1">Check if the firewall is blocking one or both of the apps.</text:p>
      <text:h text:style-name="Heading_20_1" text:outline-level="1">Selecting Channels <text:span text:style-name="T20">(show/hide)</text:span></text:h>
      <text:p text:style-name="P1">You can select which channels should be visible by clicking the button <text:span text:style-name="T2">Select channels.</text:span></text:p>
      <text:p text:style-name="P15">Tip: You can swipe to hide/show multiple channels</text:p>
      <text:p text:style-name="P11">Sometimes it’s necessary to show/hide channels on all running Cuefingers. You can do so by adding a <text:span text:style-name="T25">su</text:span>fix to the channel name. ?<text:span text:style-name="T25">h</text:span> will hide the channel and ?<text:span text:style-name="T25">s</text:span> will show it on all connected Cuefingers. In <text:span text:style-name="T21">C</text:span>uefinger’s channel selection mode they will appear as <text:span text:style-name="T2">locked.</text:span></text:p>
      <text:p text:style-name="P11">E.g. a channel name <text:span text:style-name="T2">Click?</text:span><text:span text:style-name="T8">s</text:span> will be visible on all <text:span text:style-name="T21">C</text:span>uefingers, <text:span text:style-name="T2">Roommic?</text:span><text:span text:style-name="T8">h</text:span> will be hidden on all <text:span text:style-name="T21">C</text:span>uefingers.</text:p>
      <text:p text:style-name="P13">You can combine these with colorcodes: e.g. Violin?sb</text:p>
      <text:p text:style-name="P11">You do rename the channels in UA Console, so you are able to show/hide channels to the musician in the recording room without getting up. ;)</text:p>
      <text:h text:style-name="P24" text:outline-level="1">Reorder Channels</text:h>
      <text:p text:style-name="P20">You can reorder channels by clicking <text:span text:style-name="T2">Reorder channels </text:span><text:span text:style-name="T10">and dragging the channels. You can reset the channel order by holding the </text:span><text:span text:style-name="T2">Reorder channels</text:span><text:span text:style-name="T10"> button for 5 sec.</text:span></text:p>
      <text:h text:style-name="P24" text:outline-level="1">Colorcoding</text:h>
      <text:p text:style-name="P20">You can assign colors to the channels via the channel name <text:span text:style-name="T24">(in UA Console)</text:span>. <text:span text:style-name="T24">Y</text:span>ou <text:span text:style-name="T24">just need to </text:span>add a <text:span text:style-name="T2">?</text:span><text:span text:style-name="T10"> and a color flag at the end of the channel name. </text:span><text:span text:style-name="T17">e.g. </text:span><text:span text:style-name="T7">Vocals?p</text:span><text:span text:style-name="T17"> dyes the label and fader to purple.</text:span></text:p>
      <text:p text:style-name="P14">r = red, g = green, b = blue, y = yellow, o = orange, p = purple</text:p>
      <text:h text:style-name="Heading_20_1" text:outline-level="1">Groups</text:h>
      <text:p text:style-name="P8">Especially if you record drums it can be handy to group the channels, what can be done by assinging the channels to one of the two mix-groups.</text:p>
      <text:p text:style-name="P2"><text:span text:style-name="T2">Tip: You can swipe to </text:span><text:span text:style-name="T4">assign</text:span><text:span text:style-name="T2"> multiple channels</text:span></text:p>
      <text:h text:style-name="Heading_20_1" text:outline-level="1">Mute/Solo</text:h>
      <text:p text:style-name="P3"><text:span text:style-name="T2">Tip: You can swipe to </text:span><text:span text:style-name="T5">mute/solo</text:span><text:span text:style-name="T2"> multiple channels</text:span></text:p>
      <text:p text:style-name="P3"><text:soft-page-break/></text:p>
      <text:h text:style-name="P25" text:outline-level="1">Donations</text:h>
      <text:p text:style-name="P30">If you like and use Cuefinger you can donate by buying one of my songs on <text:a xlink:type="simple" xlink:href="https://franqulator.de/" text:style-name="Internet_20_link" text:visited-style-name="Visited_20_Internet_20_Link">franqulator.de</text:a> (via <text:a xlink:type="simple" xlink:href="https://franqulator.bandcamp.com/" text:style-name="Internet_20_link" text:visited-style-name="Visited_20_Internet_20_Link">franqulator.bandcamp.com</text:a>).</text:p>
      <text:p text:style-name="P30"/>
      <text:h text:style-name="Heading_20_1" text:outline-level="1"><text:span text:style-name="T23">C</text:span>onta<text:span text:style-name="T23">c</text:span>t/Reports</text:h>
      <text:p text:style-name="P9">I hope you like this app. Feel free to contact me at github:<text:line-break/><text:a xlink:type="simple" xlink:href="https://github.com/franqulator/cuefinger" text:style-name="Internet_20_link" text:visited-style-name="Visited_20_Internet_20_Link">https://github.com/franqulator/cuefinger</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4:28:58.177000000</meta:creation-date>
    <meta:generator>LibreOffice/7.5.3.2$Windows_X86_64 LibreOffice_project/9f56dff12ba03b9acd7730a5a481eea045e468f3</meta:generator>
    <dc:date>2024-06-14T17:56:25.435000000</dc:date>
    <meta:editing-duration>PT2H28M45S</meta:editing-duration>
    <meta:editing-cycles>21</meta:editing-cycles>
    <meta:document-statistic meta:table-count="0" meta:image-count="0" meta:object-count="0" meta:page-count="4" meta:paragraph-count="65" meta:word-count="877" meta:character-count="5327" meta:non-whitespace-character-count="4516"/>
  </office:meta>
</office:document-meta>
</file>